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55H37M58.43S" calcext:value-type="time">
            <text:p>155:37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7H50M57.695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8:07:3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4T16:42:06.639000000</dc:date>
    <dc:creator>Benjamin Laws</dc:creator>
    <meta:editing-duration>P5DT2H51M5S</meta:editing-duration>
    <meta:editing-cycles>133</meta:editing-cycles>
    <meta:generator>LibreOffice/7.1.8.1$Windows_X86_64 LibreOffice_project/e1f30c802c3269a1d052614453f260e49458c82c</meta:generator>
    <meta:document-statistic meta:table-count="2" meta:cell-count="345" meta:object-count="0"/>
  </office:meta>
</office:document-meta>
</file>